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Arial1"/>
    </style:style>
    <style:style style:name="P2" style:family="paragraph" style:parent-style-name="Preformatted_20_Text">
      <style:paragraph-properties fo:margin-top="0in" fo:margin-bottom="0.1965in" style:writing-mode="lr-tb"/>
    </style:style>
    <style:style style:name="P3" style:family="paragraph" style:parent-style-name="Text_20_body">
      <style:text-properties style:font-name="Arial1"/>
    </style:style>
    <style:style style:name="P4" style:family="paragraph" style:parent-style-name="Heading_20_3">
      <style:text-properties style:font-name="Arial1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>
      <style:paragraph-properties fo:break-before="page"/>
      <style:text-properties style:font-name="Arial1"/>
    </style:style>
    <style:style style:name="P7" style:family="paragraph" style:parent-style-name="Heading_20_4">
      <style:text-properties style:font-name="Arial1"/>
    </style:style>
    <style:style style:name="P8" style:family="paragraph" style:parent-style-name="Text_20_body" style:list-style-name="L1"/>
    <style:style style:name="P9" style:family="paragraph" style:parent-style-name="Text_20_body">
      <style:text-properties style:font-name="Arial1"/>
    </style:style>
    <style:style style:name="P10" style:family="paragraph" style:parent-style-name="Text_20_body" style:list-style-name="L2">
      <style:text-properties style:font-name="Arial1"/>
    </style:style>
    <style:style style:name="P11" style:family="paragraph" style:parent-style-name="Text_20_body" style:list-style-name="L3">
      <style:text-properties style:font-name="Arial1"/>
    </style:style>
    <style:style style:name="P12" style:family="paragraph" style:parent-style-name="Text_20_body" style:list-style-name="L4">
      <style:text-properties style:font-name="Arial1"/>
    </style:style>
    <style:style style:name="P13" style:family="paragraph" style:parent-style-name="Text_20_body" style:list-style-name="L5">
      <style:text-properties style:font-name="Arial1"/>
    </style:style>
    <style:style style:name="P14" style:family="paragraph" style:parent-style-name="Text_20_body" style:list-style-name="L2"/>
    <style:style style:name="T1" style:family="text">
      <style:text-properties style:font-name="Arial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sk Manager – Popis projektu</text:h>
      <text:p text:style-name="P3"/>
      <text:h text:style-name="P4" text:outline-level="3">1. Popis projektu</text:h>
      <text:p text:style-name="P3">Tento projekt je konzolová aplikace v Pythonu, která slouží jako jednoduchý správce úkolů (Task Manager).<text:line-break/>Data jsou ukládána do MySQL databáze a aplikace podporuje základní CRUD operace (Create, Read, Update, Delete).</text:p>
      <text:p text:style-name="P3"/>
      <text:p text:style-name="P3">Projekt je rozdělen na:</text:p>
      <text:list xml:id="list3209303414804431583" text:style-name="L1">
        <text:list-item>
          <text:p text:style-name="P8"><text:span text:style-name="Strong_20_Emphasis"><text:span text:style-name="T1">aplikační část</text:span></text:span><text:span text:style-name="T1"> (</text:span><text:span text:style-name="Source_20_Text"><text:span text:style-name="T1">task_manager_02_app.py</text:span></text:span><text:span text:style-name="T1">) – práce s uživatelem (UI)</text:span></text:p>
        </text:list-item>
        <text:list-item>
          <text:p text:style-name="P8"><text:span text:style-name="Strong_20_Emphasis"><text:span text:style-name="T1">databázovou vrstvu</text:span></text:span><text:span text:style-name="T1"> (</text:span><text:span text:style-name="Source_20_Text"><text:span text:style-name="T1">task_manager_02_db.py</text:span></text:span><text:span text:style-name="T1">) – veškerá práce s databází</text:span></text:p>
        </text:list-item>
        <text:list-item>
          <text:p text:style-name="P8"><text:span text:style-name="Strong_20_Emphasis"><text:span text:style-name="T1">testy</text:span></text:span><text:span text:style-name="T1"> (</text:span><text:span text:style-name="Source_20_Text"><text:span text:style-name="T1">tests/test_task_manager_02.py</text:span></text:span><text:span text:style-name="T1">) – automatické testování databázových funkcí</text:span></text:p>
        </text:list-item>
      </text:list>
      <text:p text:style-name="P3"/>
      <text:h text:style-name="P4" text:outline-level="3">2. Databázová vrstva (task_manager_02_db.py)</text:h>
      <text:p text:style-name="Text_20_body"><text:span text:style-name="T1">Databázové funkce </text:span><text:span text:style-name="Strong_20_Emphasis"><text:span text:style-name="T1">nevytvářejí vlastní připojení</text:span></text:span><text:span text:style-name="T1">, ale pracují s připojením předaným jako parametr.<text:line-break/>Díky tomu lze stejný kód použít jak v aplikaci, tak v testech.</text:span></text:p>
      <text:h text:style-name="P7" text:outline-level="4">Hlavní funkce:</text:h>
      <text:list xml:id="list9222768749162745935" text:style-name="L2">
        <text:list-item>
          <text:p text:style-name="P14"><text:span text:style-name="Strong_20_Emphasis"><text:span text:style-name="T1">pripojeni_db(test=False)</text:span></text:span><text:span text:style-name="T1"><text:line-break/>Vytvoří a vrátí připojení k MySQL databázi.</text:span></text:p>
          <text:list>
            <text:list-item>
              <text:p text:style-name="P14"><text:span text:style-name="T1">při </text:span><text:span text:style-name="Source_20_Text"><text:span text:style-name="T1">test=False</text:span></text:span><text:span text:style-name="T1"> používá produkční databázi</text:span></text:p>
            </text:list-item>
            <text:list-item>
              <text:p text:style-name="P14"><text:span text:style-name="T1">při </text:span><text:span text:style-name="Source_20_Text"><text:span text:style-name="T1">test=True</text:span></text:span><text:span text:style-name="T1"> používá testovací databázi<text:line-break/>Přihlašovací údaje se načítají z </text:span><text:span text:style-name="Source_20_Text"><text:span text:style-name="T1">.env</text:span></text:span><text:span text:style-name="T1"> souboru.</text:span></text:p>
            </text:list-item>
          </text:list>
        </text:list-item>
        <text:list-item>
          <text:p text:style-name="P14"><text:span text:style-name="Strong_20_Emphasis"><text:span text:style-name="T1">vytvoreni_tabulky(spojeni)</text:span></text:span><text:span text:style-name="T1"><text:line-break/>Vytvoří tabulku </text:span><text:span text:style-name="Source_20_Text"><text:span text:style-name="T1">ukoly</text:span></text:span><text:span text:style-name="T1">, pokud ještě neexistuje.<text:line-break/>Sloupce:</text:span></text:p>
          <text:list>
            <text:list-item>
              <text:p text:style-name="P14"><text:span text:style-name="Source_20_Text"><text:span text:style-name="T1">id</text:span></text:span></text:p>
            </text:list-item>
            <text:list-item>
              <text:p text:style-name="P14"><text:span text:style-name="Source_20_Text"><text:span text:style-name="T1">nazev</text:span></text:span></text:p>
            </text:list-item>
            <text:list-item>
              <text:p text:style-name="P14"><text:span text:style-name="Source_20_Text"><text:span text:style-name="T1">popis</text:span></text:span></text:p>
            </text:list-item>
            <text:list-item>
              <text:p text:style-name="P14"><text:span text:style-name="Source_20_Text"><text:span text:style-name="T1">stav</text:span></text:span></text:p>
            </text:list-item>
            <text:list-item>
              <text:p text:style-name="P14"><text:span text:style-name="Source_20_Text"><text:span text:style-name="T1">datum_vytvoreni</text:span></text:span></text:p>
            </text:list-item>
          </text:list>
        </text:list-item>
        <text:list-item>
          <text:p text:style-name="P14"><text:span text:style-name="Strong_20_Emphasis"><text:span text:style-name="T1">db_pridat_ukol(spojeni, nazev, popis)</text:span></text:span><text:span text:style-name="T1"><text:line-break/>Přidá nový úkol do databáze.</text:span></text:p>
          <text:list>
            <text:list-item>
              <text:p text:style-name="P10">ošetřuje prázdné vstupy</text:p>
            </text:list-item>
            <text:list-item>
              <text:p text:style-name="P14"><text:span text:style-name="T1">vrací ID nově vloženého úkolu nebo </text:span><text:span text:style-name="Source_20_Text"><text:span text:style-name="T1">None</text:span></text:span></text:p>
            </text:list-item>
          </text:list>
        </text:list-item>
        <text:list-item>
          <text:p text:style-name="P14"><text:soft-page-break/><text:span text:style-name="Strong_20_Emphasis"><text:span text:style-name="T1">db_ziskat_ukoly(spojeni, stavy=None)</text:span></text:span><text:span text:style-name="T1"><text:line-break/>Vrátí seznam úkolů z databáze.<text:line-break/>Lze filtrovat podle stavu (např. „Nezahájeno“, „Probíhá“).</text:span></text:p>
        </text:list-item>
        <text:list-item>
          <text:p text:style-name="P14"><text:span text:style-name="Strong_20_Emphasis"><text:span text:style-name="T1">db_ukol_existuje(spojeni, ukol_id)</text:span></text:span><text:span text:style-name="T1"><text:line-break/>Ověří, zda úkol s daným ID existuje.</text:span></text:p>
        </text:list-item>
        <text:list-item>
          <text:p text:style-name="P14"><text:span text:style-name="Strong_20_Emphasis"><text:span text:style-name="T1">db_aktualizovat_stav(spojeni, ukol_id, novy_stav)</text:span></text:span><text:span text:style-name="T1"><text:line-break/>Aktualizuje stav úkolu.<text:line-break/>Nejprve ověřuje existenci úkolu i platnost stavu.</text:span></text:p>
        </text:list-item>
        <text:list-item>
          <text:p text:style-name="P14"><text:span text:style-name="Strong_20_Emphasis"><text:span text:style-name="T1">db_odstranit_ukol(spojeni, ukol_id)</text:span></text:span><text:span text:style-name="T1"><text:line-break/>Odstraní úkol podle ID.<text:line-break/>Pokud úkol neexistuje, operace se neprovede.</text:span></text:p>
        </text:list-item>
        <text:list-item>
          <text:p text:style-name="P14"><text:span text:style-name="Strong_20_Emphasis"><text:span text:style-name="T1">db_smazat_vsechny_ukoly(spojeni)</text:span></text:span><text:span text:style-name="T1"><text:line-break/>Smaže všechny úkoly z tabulky.<text:line-break/>Používá se pouze v testech nebo pro lokální reset.</text:span></text:p>
        </text:list-item>
      </text:list>
      <text:p text:style-name="P3"/>
      <text:h text:style-name="P4" text:outline-level="3">3. Spuštění aplikace</text:h>
      <text:p text:style-name="P2"><text:span text:style-name="Source_20_Text"><text:span text:style-name="T1">python task_manager_02_app.py</text:span></text:span></text:p>
      <text:p text:style-name="P3">Aplikace zobrazí hlavní menu, které umožňuje:</text:p>
      <text:list xml:id="list3428550487497002157" text:style-name="L3">
        <text:list-item>
          <text:p text:style-name="P11">přidávat úkoly</text:p>
        </text:list-item>
        <text:list-item>
          <text:p text:style-name="P11">zobrazovat úkoly</text:p>
        </text:list-item>
        <text:list-item>
          <text:p text:style-name="P11">aktualizovat stav úkolu</text:p>
        </text:list-item>
        <text:list-item>
          <text:p text:style-name="P11">mazat úkoly</text:p>
        </text:list-item>
      </text:list>
      <text:p text:style-name="P3"/>
      <text:h text:style-name="P4" text:outline-level="3">4. Testování</text:h>
      <text:p text:style-name="Text_20_body"><text:span text:style-name="T1">Testy jsou realizovány pomocí </text:span><text:span text:style-name="Source_20_Text"><text:span text:style-name="T1">pytest</text:span></text:span><text:span text:style-name="T1"> a používají </text:span><text:span text:style-name="Strong_20_Emphasis"><text:span text:style-name="T1">samostatnou testovací databázi</text:span></text:span><text:span text:style-name="T1">.</text:span></text:p>
      <text:p text:style-name="P3">Spuštění testů:</text:p>
      <text:p text:style-name="P2"><text:span text:style-name="Source_20_Text"><text:span text:style-name="T1">pytest</text:span></text:span></text:p>
      <text:p text:style-name="P3">Testy:</text:p>
      <text:list xml:id="list52928427304496854" text:style-name="L4">
        <text:list-item>
          <text:p text:style-name="P12">pracují s testovací databází</text:p>
        </text:list-item>
        <text:list-item>
          <text:p text:style-name="P12">ověřují všechny databázové operace</text:p>
        </text:list-item>
        <text:list-item>
          <text:p text:style-name="P12">používají vlastní SQL dotazy pro ověřování dat</text:p>
        </text:list-item>
        <text:list-item>
          <text:p text:style-name="P12">zajišťují izolaci dat mezi jednotlivými testy</text:p>
        </text:list-item>
      </text:list>
      <text:p text:style-name="P3"/>
      <text:p text:style-name="P6"/>
      <text:h text:style-name="Heading_20_3" text:outline-level="3"><text:span text:style-name="T1">5. Konfigurace (.env)</text:span></text:h>
      <text:p text:style-name="Text_20_body"><text:span text:style-name="Source_20_Text"><text:span text:style-name="T1">Přístupové údaje k databázi jsou uloženy v souboru .env, který není součástí repozitáře.</text:span></text:span></text:p>
      <text:p text:style-name="Text_20_body"><text:span text:style-name="Source_20_Text"><text:span text:style-name="T1">Databáze (produkční i testovací) musí v MySQL existovat – aplikace automaticky vytváří pouze tabulku ukoly.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Postup:</text:span></text:span></text:p>
      <text:p text:style-name="Text_20_body"><text:span text:style-name="Source_20_Text"><text:span text:style-name="T1">1. Zkopírujte soubor .env.example a přejmenujte jej na .env</text:span></text:span></text:p>
      <text:p text:style-name="Text_20_body"><text:span text:style-name="Source_20_Text"><text:span text:style-name="T1">2. Doplňte přihlašovací údaje k vaší MySQL databázi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Příklad obsahu .env:</text:span></text:span></text:p>
      <text:p text:style-name="Text_20_body"><text:span text:style-name="Source_20_Text"><text:span text:style-name="T1">DB_HOST=127.0.0.1</text:span></text:span></text:p>
      <text:p text:style-name="Text_20_body"><text:span text:style-name="Source_20_Text"><text:span text:style-name="T1">DB_USER=root</text:span></text:span></text:p>
      <text:p text:style-name="Text_20_body"><text:span text:style-name="Source_20_Text"><text:span text:style-name="T1">DB_PASSWORD=your_password_here</text:span></text:span></text:p>
      <text:p text:style-name="Text_20_body"><text:span text:style-name="Source_20_Text"><text:span text:style-name="T1">DB_NAME_PROD=task_manager_02_db</text:span></text:span></text:p>
      <text:p text:style-name="Text_20_body"><text:span text:style-name="Source_20_Text"><text:span text:style-name="T1">DB_NAME_TEST=task_manager_02_test_db</text:span></text:span></text:p>
      <text:p text:style-name="Text_20_body"><text:span text:style-name="Source_20_Text"><text:span text:style-name="T1"/></text:span></text:p>
      <text:h text:style-name="P1" text:outline-level="2">Shrnutí</text:h>
      <text:p text:style-name="P3">Projekt je navržen s důrazem na:</text:p>
      <text:list xml:id="list7911456408945621513" text:style-name="L5">
        <text:list-item>
          <text:p text:style-name="P13">oddělení aplikační logiky a databázové vrstvy</text:p>
        </text:list-item>
        <text:list-item>
          <text:p text:style-name="P13">možnost testování bez zásahu do produkčních dat</text:p>
        </text:list-item>
        <text:list-item>
          <text:p text:style-name="P13">přehlednou strukturu kódu</text:p>
        </text:list-item>
        <text:list-item>
          <text:p text:style-name="P13">bezpečné zacházení s přístupovými údaji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8T21:53:09.87</meta:creation-date>
    <dc:date>2026-01-19T09:27:13.21</dc:date>
    <meta:editing-duration>PT1H8S</meta:editing-duration>
    <meta:editing-cycles>8</meta:editing-cycles>
    <meta:generator>OpenOffice/4.1.15$Win32 OpenOffice.org_project/4115m2$Build-9813</meta:generator>
    <meta:document-statistic meta:table-count="0" meta:image-count="0" meta:object-count="0" meta:page-count="3" meta:paragraph-count="61" meta:word-count="389" meta:character-count="2830"/>
  </office:meta>
</office:document-meta>
</file>